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73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4.487cm"/>
    </style:style>
    <style:style style:name="co4" style:family="table-column">
      <style:table-column-properties fo:break-before="auto" style:column-width="4.382cm"/>
    </style:style>
    <style:style style:name="co5" style:family="table-column">
      <style:table-column-properties fo:break-before="auto" style:column-width="2.535cm"/>
    </style:style>
    <style:style style:name="co6" style:family="table-column">
      <style:table-column-properties fo:break-before="auto" style:column-width="5.465cm"/>
    </style:style>
    <style:style style:name="co7" style:family="table-column">
      <style:table-column-properties fo:break-before="auto" style:column-width="4.912cm"/>
    </style:style>
    <style:style style:name="co8" style:family="table-column">
      <style:table-column-properties fo:break-before="auto" style:column-width="4.955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4.064cm"/>
    </style:style>
    <style:style style:name="co11" style:family="table-column">
      <style:table-column-properties fo:break-before="auto" style:column-width="2.72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_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4" calcext:value-type="float">
            <text:p>116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8" calcext:value-type="float">
            <text:p>111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83" calcext:value-type="float">
            <text:p>117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83" calcext:value-type="float">
            <text:p>119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88" calcext:value-type="float">
            <text:p>119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16" calcext:value-type="float">
            <text:p>120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48" calcext:value-type="float">
            <text:p>119,4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28" calcext:value-type="float">
            <text:p>120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83" calcext:value-type="float">
            <text:p>121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3" calcext:value-type="float">
            <text:p>121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62" calcext:value-type="float">
            <text:p>119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9" calcext:value-type="float">
            <text:p>117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:.J35])" office:value-type="float" office:value="118.834166666667" calcext:value-type="float">
            <text:p>118,8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11" calcext:value-type="float">
            <text:p>117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9" calcext:value-type="float">
            <text:p>116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7" calcext:value-type="float">
            <text:p>116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1" calcext:value-type="float">
            <text:p>116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6" calcext:value-type="float">
            <text:p>119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4" calcext:value-type="float">
            <text:p>118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8" calcext:value-type="float">
            <text:p>118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65" calcext:value-type="float">
            <text:p>118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67" calcext:value-type="float">
            <text:p>120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63" calcext:value-type="float">
            <text:p>118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46" calcext:value-type="float">
            <text:p>119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57" calcext:value-type="float">
            <text:p>117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8:.J71])" office:value-type="float" office:value="118.305" calcext:value-type="float">
            <text:p>118,3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1" calcext:value-type="float">
            <text:p>118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68" calcext:value-type="float">
            <text:p>118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53" calcext:value-type="float">
            <text:p>119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52" calcext:value-type="float">
            <text:p>118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92" calcext:value-type="float">
            <text:p>117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08" calcext:value-type="float">
            <text:p>118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33" calcext:value-type="float">
            <text:p>120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1" calcext:value-type="float">
            <text:p>120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45" calcext:value-type="float">
            <text:p>122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88" calcext:value-type="float">
            <text:p>121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2" calcext:value-type="float">
            <text:p>122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51" calcext:value-type="float">
            <text:p>121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4:.J107])" office:value-type="float" office:value="120.01" calcext:value-type="float">
            <text:p>120,0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67" calcext:value-type="float">
            <text:p>126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2" calcext:value-type="float">
            <text:p>120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55" calcext:value-type="float">
            <text:p>121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6" calcext:value-type="float">
            <text:p>122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71" calcext:value-type="float">
            <text:p>121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14" calcext:value-type="float">
            <text:p>121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44" calcext:value-type="float">
            <text:p>121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36" calcext:value-type="float">
            <text:p>126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61" calcext:value-type="float">
            <text:p>125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83" calcext:value-type="float">
            <text:p>125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43" calcext:value-type="float">
            <text:p>125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65" calcext:value-type="float">
            <text:p>126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0:.J143])" office:value-type="float" office:value="123.825833333333" calcext:value-type="float">
            <text:p>123,8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71" calcext:value-type="float">
            <text:p>112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4" calcext:value-type="float">
            <text:p>112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4" calcext:value-type="float">
            <text:p>111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5" calcext:value-type="float">
            <text:p>111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9" calcext:value-type="float">
            <text:p>111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1" calcext:value-type="float">
            <text:p>111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25" calcext:value-type="float">
            <text:p>111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3" calcext:value-type="float">
            <text:p>111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" calcext:value-type="float">
            <text:p>111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4" calcext:value-type="float">
            <text:p>111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8" calcext:value-type="float">
            <text:p>109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1" calcext:value-type="float">
            <text:p>111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46:.J179])" office:value-type="float" office:value="111.729166666667" calcext:value-type="float">
            <text:p>111,7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4" calcext:value-type="float">
            <text:p>111,7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4" calcext:value-type="float">
            <text:p>111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3" calcext:value-type="float">
            <text:p>111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06" calcext:value-type="float">
            <text:p>111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8" calcext:value-type="float">
            <text:p>111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52" calcext:value-type="float">
            <text:p>112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33" calcext:value-type="float">
            <text:p>112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42" calcext:value-type="float">
            <text:p>111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29" calcext:value-type="float">
            <text:p>112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2" calcext:value-type="float">
            <text:p>111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7" calcext:value-type="float">
            <text:p>111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33" calcext:value-type="float">
            <text:p>112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82:.J215])" office:value-type="float" office:value="111.885833333333" calcext:value-type="float">
            <text:p>111,8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78" calcext:value-type="float">
            <text:p>112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3" calcext:value-type="float">
            <text:p>113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47" calcext:value-type="float">
            <text:p>112,4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6" calcext:value-type="float">
            <text:p>112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7" calcext:value-type="float">
            <text:p>113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55" calcext:value-type="float">
            <text:p>113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83" calcext:value-type="float">
            <text:p>113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6" calcext:value-type="float">
            <text:p>113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08" calcext:value-type="float">
            <text:p>114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78" calcext:value-type="float">
            <text:p>114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68" calcext:value-type="float">
            <text:p>113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11" calcext:value-type="float">
            <text:p>112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18:.J251])" office:value-type="float" office:value="113.32" calcext:value-type="float">
            <text:p>113,3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2" calcext:value-type="float">
            <text:p>114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32" calcext:value-type="float">
            <text:p>115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84" calcext:value-type="float">
            <text:p>114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69" calcext:value-type="float">
            <text:p>113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08" calcext:value-type="float">
            <text:p>115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05" calcext:value-type="float">
            <text:p>117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6" calcext:value-type="float">
            <text:p>118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91" calcext:value-type="float">
            <text:p>117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6" calcext:value-type="float">
            <text:p>116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6" calcext:value-type="float">
            <text:p>116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86" calcext:value-type="float">
            <text:p>116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44" calcext:value-type="float">
            <text:p>116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54:.J287])" office:value-type="float" office:value="116.085833333333" calcext:value-type="float">
            <text:p>116,0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89" calcext:value-type="float">
            <text:p>106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5" calcext:value-type="float">
            <text:p>106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6" calcext:value-type="float">
            <text:p>107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6" calcext:value-type="float">
            <text:p>107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65" calcext:value-type="float">
            <text:p>107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5" calcext:value-type="float">
            <text:p>106,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7" calcext:value-type="float">
            <text:p>106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64" calcext:value-type="float">
            <text:p>107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3" calcext:value-type="float">
            <text:p>107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85" calcext:value-type="float">
            <text:p>106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2" calcext:value-type="float">
            <text:p>103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5" calcext:value-type="float">
            <text:p>105,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90:.J323])" office:value-type="float" office:value="106.755" calcext:value-type="float">
            <text:p>106,7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45" calcext:value-type="float">
            <text:p>105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29" calcext:value-type="float">
            <text:p>105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81" calcext:value-type="float">
            <text:p>105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66" calcext:value-type="float">
            <text:p>104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41" calcext:value-type="float">
            <text:p>105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9" calcext:value-type="float">
            <text:p>105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1" calcext:value-type="float">
            <text:p>106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1" calcext:value-type="float">
            <text:p>108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15" calcext:value-type="float">
            <text:p>107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5" calcext:value-type="float">
            <text:p>107,3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7" calcext:value-type="float">
            <text:p>107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5" calcext:value-type="float">
            <text:p>106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26:.J359])" office:value-type="float" office:value="106.33" calcext:value-type="float">
            <text:p>106,3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58" calcext:value-type="float">
            <text:p>107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1" calcext:value-type="float">
            <text:p>107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9" calcext:value-type="float">
            <text:p>107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3" calcext:value-type="float">
            <text:p>107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25" calcext:value-type="float">
            <text:p>106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7" calcext:value-type="float">
            <text:p>106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85" calcext:value-type="float">
            <text:p>105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56" calcext:value-type="float">
            <text:p>106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35" calcext:value-type="float">
            <text:p>105,3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54" calcext:value-type="float">
            <text:p>106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95" calcext:value-type="float">
            <text:p>104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54" calcext:value-type="float">
            <text:p>106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62:.J395])" office:value-type="float" office:value="106.61" calcext:value-type="float">
            <text:p>106,6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9" calcext:value-type="float">
            <text:p>108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2" calcext:value-type="float">
            <text:p>108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5" calcext:value-type="float">
            <text:p>109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5" calcext:value-type="float">
            <text:p>109,3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2" calcext:value-type="float">
            <text:p>110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6" calcext:value-type="float">
            <text:p>109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8" calcext:value-type="float">
            <text:p>108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09" calcext:value-type="float">
            <text:p>108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" calcext:value-type="float">
            <text:p>108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8" calcext:value-type="float">
            <text:p>108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47" calcext:value-type="float">
            <text:p>108,4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9" calcext:value-type="float">
            <text:p>110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98:.J431])" office:value-type="float" office:value="109.016666666667" calcext:value-type="float">
            <text:p>109,0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2" calcext:value-type="float">
            <text:p>98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8" calcext:value-type="float">
            <text:p>99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5" calcext:value-type="float">
            <text:p>99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08" calcext:value-type="float">
            <text:p>99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" calcext:value-type="float">
            <text:p>98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7" calcext:value-type="float">
            <text:p>98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" calcext:value-type="float">
            <text:p>100,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9" calcext:value-type="float">
            <text:p>99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3" calcext:value-type="float">
            <text:p>98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79" calcext:value-type="float">
            <text:p>102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2" calcext:value-type="float">
            <text:p>102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7" calcext:value-type="float">
            <text:p>102,4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434:.J467])" office:value-type="float" office:value="99.9916666666667" calcext:value-type="float">
            <text:p>99,9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6" calcext:value-type="float">
            <text:p>103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6" calcext:value-type="float">
            <text:p>102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2" calcext:value-type="float">
            <text:p>103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14" calcext:value-type="float">
            <text:p>102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77" calcext:value-type="float">
            <text:p>102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4" calcext:value-type="float">
            <text:p>103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6" calcext:value-type="float">
            <text:p>99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6" calcext:value-type="float">
            <text:p>99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" calcext:value-type="float">
            <text:p>99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6" calcext:value-type="float">
            <text:p>99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470:.J503])" office:value-type="float" office:value="101.780833333333" calcext:value-type="float">
            <text:p>101,7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01" calcext:value-type="float">
            <text:p>100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5" calcext:value-type="float">
            <text:p>100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6" calcext:value-type="float">
            <text:p>99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6" calcext:value-type="float">
            <text:p>98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07" calcext:value-type="float">
            <text:p>100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6" calcext:value-type="float">
            <text:p>99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3" calcext:value-type="float">
            <text:p>98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59" calcext:value-type="float">
            <text:p>102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8" calcext:value-type="float">
            <text:p>102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6" calcext:value-type="float">
            <text:p>103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9" calcext:value-type="float">
            <text:p>102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78" calcext:value-type="float">
            <text:p>102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06:.J539])" office:value-type="float" office:value="100.97" calcext:value-type="float">
            <text:p>100,9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72" calcext:value-type="float">
            <text:p>104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62" calcext:value-type="float">
            <text:p>104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" calcext:value-type="float">
            <text:p>103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8" calcext:value-type="float">
            <text:p>103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6" calcext:value-type="float">
            <text:p>103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4" calcext:value-type="float">
            <text:p>103,7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9" calcext:value-type="float">
            <text:p>99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3" calcext:value-type="float">
            <text:p>100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3" calcext:value-type="float">
            <text:p>100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27" calcext:value-type="float">
            <text:p>101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8" calcext:value-type="float">
            <text:p>100,4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76" calcext:value-type="float">
            <text:p>101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42:.J575])" office:value-type="float" office:value="102.431666666667" calcext:value-type="float">
            <text:p>102,4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5" calcext:value-type="float">
            <text:p>95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9" calcext:value-type="float">
            <text:p>94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2" calcext:value-type="float">
            <text:p>93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3" calcext:value-type="float">
            <text:p>93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5" calcext:value-type="float">
            <text:p>94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2" calcext:value-type="float">
            <text:p>94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3" calcext:value-type="float">
            <text:p>94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" calcext:value-type="float">
            <text:p>99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7" calcext:value-type="float">
            <text:p>99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8" calcext:value-type="float">
            <text:p>99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63" calcext:value-type="float">
            <text:p>121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29" calcext:value-type="float">
            <text:p>101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78:.J611])" office:value-type="float" office:value="98.5633333333333" calcext:value-type="float">
            <text:p>98,5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3" calcext:value-type="float">
            <text:p>100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03" calcext:value-type="float">
            <text:p>101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5" calcext:value-type="float">
            <text:p>100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4" calcext:value-type="float">
            <text:p>100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19" calcext:value-type="float">
            <text:p>101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84" calcext:value-type="float">
            <text:p>100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17" calcext:value-type="float">
            <text:p>101,1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57" calcext:value-type="float">
            <text:p>101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75" calcext:value-type="float">
            <text:p>100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4" calcext:value-type="float">
            <text:p>95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69" calcext:value-type="float">
            <text:p>95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6" calcext:value-type="float">
            <text:p>96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14:.J647])" office:value-type="float" office:value="99.7716666666667" calcext:value-type="float">
            <text:p>99,7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7" calcext:value-type="float">
            <text:p>95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9" calcext:value-type="float">
            <text:p>94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7" calcext:value-type="float">
            <text:p>94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9" calcext:value-type="float">
            <text:p>95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6" calcext:value-type="float">
            <text:p>94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67" calcext:value-type="float">
            <text:p>95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5" calcext:value-type="float">
            <text:p>94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5" calcext:value-type="float">
            <text:p>94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9" calcext:value-type="float">
            <text:p>94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9" calcext:value-type="float">
            <text:p>95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72" calcext:value-type="float">
            <text:p>93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2" calcext:value-type="float">
            <text:p>99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50:.J683])" office:value-type="float" office:value="95.2808333333333" calcext:value-type="float">
            <text:p>95,2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9" calcext:value-type="float">
            <text:p>99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8" calcext:value-type="float">
            <text:p>100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9" calcext:value-type="float">
            <text:p>99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8" calcext:value-type="float">
            <text:p>99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5" calcext:value-type="float">
            <text:p>99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" calcext:value-type="float">
            <text:p>99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8" calcext:value-type="float">
            <text:p>100,4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6" calcext:value-type="float">
            <text:p>99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7" calcext:value-type="float">
            <text:p>99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2" calcext:value-type="float">
            <text:p>99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6" calcext:value-type="float">
            <text:p>99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2" calcext:value-type="float">
            <text:p>99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86:.J719])" office:value-type="float" office:value="99.8433333333333" calcext:value-type="float">
            <text:p>99,8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" calcext:value-type="float">
            <text:p>97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79" calcext:value-type="float">
            <text:p>93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9" calcext:value-type="float">
            <text:p>89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3" calcext:value-type="float">
            <text:p>90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89" calcext:value-type="float">
            <text:p>89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4" calcext:value-type="float">
            <text:p>90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9" calcext:value-type="float">
            <text:p>89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7" calcext:value-type="float">
            <text:p>90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98" calcext:value-type="float">
            <text:p>90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6" calcext:value-type="float">
            <text:p>90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88" calcext:value-type="float">
            <text:p>89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2" calcext:value-type="float">
            <text:p>90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22:.J755])" office:value-type="float" office:value="91.12" calcext:value-type="float">
            <text:p>91,1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2" calcext:value-type="float">
            <text:p>90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83" calcext:value-type="float">
            <text:p>89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23" calcext:value-type="float">
            <text:p>90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2" calcext:value-type="float">
            <text:p>90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6" calcext:value-type="float">
            <text:p>90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1" calcext:value-type="float">
            <text:p>90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3" calcext:value-type="float">
            <text:p>90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9" calcext:value-type="float">
            <text:p>90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8" calcext:value-type="float">
            <text:p>90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3" calcext:value-type="float">
            <text:p>94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" calcext:value-type="float">
            <text:p>95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6" calcext:value-type="float">
            <text:p>96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58:.J791])" office:value-type="float" office:value="91.5416666666667" calcext:value-type="float">
            <text:p>91,5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4" calcext:value-type="float">
            <text:p>96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04" calcext:value-type="float">
            <text:p>96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08" calcext:value-type="float">
            <text:p>96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03" calcext:value-type="float">
            <text:p>96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7" calcext:value-type="float">
            <text:p>95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36" calcext:value-type="float">
            <text:p>96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8" calcext:value-type="float">
            <text:p>95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9" calcext:value-type="float">
            <text:p>95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57" calcext:value-type="float">
            <text:p>96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9" calcext:value-type="float">
            <text:p>96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7" calcext:value-type="float">
            <text:p>95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94:.J827])" office:value-type="float" office:value="96.1125" calcext:value-type="float">
            <text:p>96,1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06" calcext:value-type="float">
            <text:p>96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8" calcext:value-type="float">
            <text:p>95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7" calcext:value-type="float">
            <text:p>95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04" calcext:value-type="float">
            <text:p>96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94" calcext:value-type="float">
            <text:p>90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28" calcext:value-type="float">
            <text:p>90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42" calcext:value-type="float">
            <text:p>90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49" calcext:value-type="float">
            <text:p>90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22" calcext:value-type="float">
            <text:p>90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27" calcext:value-type="float">
            <text:p>91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44" calcext:value-type="float">
            <text:p>90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07" calcext:value-type="float">
            <text:p>91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830:.J863])" office:value-type="float" office:value="92.4233333333333" calcext:value-type="float">
            <text:p>92,4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9" calcext:value-type="float">
            <text:p>88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2" calcext:value-type="float">
            <text:p>88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2" calcext:value-type="float">
            <text:p>88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14" calcext:value-type="float">
            <text:p>88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1" calcext:value-type="float">
            <text:p>88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08" calcext:value-type="float">
            <text:p>88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6" calcext:value-type="float">
            <text:p>88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5" calcext:value-type="float">
            <text:p>88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9" calcext:value-type="float">
            <text:p>88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8" calcext:value-type="float">
            <text:p>88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1" calcext:value-type="float">
            <text:p>88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8" calcext:value-type="float">
            <text:p>88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866:.J899])" office:value-type="float" office:value="88.5358333333333" calcext:value-type="float">
            <text:p>88,5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7" calcext:value-type="float">
            <text:p>88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5" calcext:value-type="float">
            <text:p>89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56" calcext:value-type="float">
            <text:p>88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1" calcext:value-type="float">
            <text:p>95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" calcext:value-type="float">
            <text:p>94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5" calcext:value-type="float">
            <text:p>94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3" calcext:value-type="float">
            <text:p>94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7" calcext:value-type="float">
            <text:p>94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5" calcext:value-type="float">
            <text:p>94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3" calcext:value-type="float">
            <text:p>94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2" calcext:value-type="float">
            <text:p>95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7" calcext:value-type="float">
            <text:p>94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02:.J935])" office:value-type="float" office:value="93.0841666666667" calcext:value-type="float">
            <text:p>93,0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6" calcext:value-type="float">
            <text:p>95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4" calcext:value-type="float">
            <text:p>94,7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7" calcext:value-type="float">
            <text:p>95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7" calcext:value-type="float">
            <text:p>94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3" calcext:value-type="float">
            <text:p>94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9" calcext:value-type="float">
            <text:p>93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3" calcext:value-type="float">
            <text:p>95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1" calcext:value-type="float">
            <text:p>95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6" calcext:value-type="float">
            <text:p>94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1" calcext:value-type="float">
            <text:p>94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9" calcext:value-type="float">
            <text:p>95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38:.J971])" office:value-type="float" office:value="94.8225" calcext:value-type="float">
            <text:p>94,8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9" calcext:value-type="float">
            <text:p>95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6" calcext:value-type="float">
            <text:p>95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8" calcext:value-type="float">
            <text:p>89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9" calcext:value-type="float">
            <text:p>88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7" calcext:value-type="float">
            <text:p>88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3" calcext:value-type="float">
            <text:p>88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8" calcext:value-type="float">
            <text:p>88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1" calcext:value-type="float">
            <text:p>88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9" calcext:value-type="float">
            <text:p>88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2" calcext:value-type="float">
            <text:p>88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4" calcext:value-type="float">
            <text:p>88,7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9" calcext:value-type="float">
            <text:p>88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74:.J1007])" office:value-type="float" office:value="89.8241666666667" calcext:value-type="float">
            <text:p>89,8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1.78" calcext:value-type="float">
            <text:p>1241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0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0.17" calcext:value-type="float">
            <text:p>1290,1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6.32" calcext:value-type="float">
            <text:p>1296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8.53" calcext:value-type="float">
            <text:p>1248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0.91" calcext:value-type="float">
            <text:p>1290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8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8.91" calcext:value-type="float">
            <text:p>1278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6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6.46" calcext:value-type="float">
            <text:p>1246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7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7.98" calcext:value-type="float">
            <text:p>1267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0.42" calcext:value-type="float">
            <text:p>1290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2.77" calcext:value-type="float">
            <text:p>1262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4.66" calcext:value-type="float">
            <text:p>1244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10:.J1043])" office:value-type="float" office:value="1267.57583333333" calcext:value-type="float">
            <text:p>1.267,5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4.66" calcext:value-type="float">
            <text:p>924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0.69" calcext:value-type="float">
            <text:p>930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1.07" calcext:value-type="float">
            <text:p>931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6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6.61" calcext:value-type="float">
            <text:p>906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4.32" calcext:value-type="float">
            <text:p>904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4.53" calcext:value-type="float">
            <text:p>924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0.57" calcext:value-type="float">
            <text:p>930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3.4" calcext:value-type="float">
            <text:p>933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6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6.66" calcext:value-type="float">
            <text:p>906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3.86" calcext:value-type="float">
            <text:p>903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9.69" calcext:value-type="float">
            <text:p>929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6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6.22" calcext:value-type="float">
            <text:p>926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46:.J1079])" office:value-type="float" office:value="921.023333333333" calcext:value-type="float">
            <text:p>921,0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1.04" calcext:value-type="float">
            <text:p>641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7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7.33" calcext:value-type="float">
            <text:p>627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5.67" calcext:value-type="float">
            <text:p>625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5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5.91" calcext:value-type="float">
            <text:p>625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2.54" calcext:value-type="float">
            <text:p>632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7.51" calcext:value-type="float">
            <text:p>637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6.18" calcext:value-type="float">
            <text:p>636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2.48" calcext:value-type="float">
            <text:p>642,4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6.16" calcext:value-type="float">
            <text:p>626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8.44" calcext:value-type="float">
            <text:p>628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6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6.53" calcext:value-type="float">
            <text:p>626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7.18" calcext:value-type="float">
            <text:p>637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82:.J1115])" office:value-type="float" office:value="632.2475" calcext:value-type="float">
            <text:p>632,2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0.8" calcext:value-type="float">
            <text:p>410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0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0.71" calcext:value-type="float">
            <text:p>410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1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1.34" calcext:value-type="float">
            <text:p>411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2.76" calcext:value-type="float">
            <text:p>412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7.8" calcext:value-type="float">
            <text:p>407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8.45" calcext:value-type="float">
            <text:p>408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8.67" calcext:value-type="float">
            <text:p>408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9.53" calcext:value-type="float">
            <text:p>409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9.02" calcext:value-type="float">
            <text:p>409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9.23" calcext:value-type="float">
            <text:p>409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8.87" calcext:value-type="float">
            <text:p>408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0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0.82" calcext:value-type="float">
            <text:p>410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18:.J1151])" office:value-type="float" office:value="409.833333333333" calcext:value-type="float">
            <text:p>409,8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83" calcext:value-type="float">
            <text:p>245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91" calcext:value-type="float">
            <text:p>243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39" calcext:value-type="float">
            <text:p>245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31" calcext:value-type="float">
            <text:p>247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69" calcext:value-type="float">
            <text:p>250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88" calcext:value-type="float">
            <text:p>251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98" calcext:value-type="float">
            <text:p>252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52" calcext:value-type="float">
            <text:p>252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73" calcext:value-type="float">
            <text:p>251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36" calcext:value-type="float">
            <text:p>251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99" calcext:value-type="float">
            <text:p>252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75" calcext:value-type="float">
            <text:p>253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54:.J1187])" office:value-type="float" office:value="250.028333333333" calcext:value-type="float">
            <text:p>250,0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43" calcext:value-type="float">
            <text:p>146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9" calcext:value-type="float">
            <text:p>138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75" calcext:value-type="float">
            <text:p>138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44" calcext:value-type="float">
            <text:p>137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85" calcext:value-type="float">
            <text:p>137,8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27" calcext:value-type="float">
            <text:p>138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95" calcext:value-type="float">
            <text:p>137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1" calcext:value-type="float">
            <text:p>138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1" calcext:value-type="float">
            <text:p>138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27" calcext:value-type="float">
            <text:p>137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6" calcext:value-type="float">
            <text:p>138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02" calcext:value-type="float">
            <text:p>140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90:.J1223])" office:value-type="float" office:value="139.0025" calcext:value-type="float">
            <text:p>139,0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98" calcext:value-type="float">
            <text:p>104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97" calcext:value-type="float">
            <text:p>105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98" calcext:value-type="float">
            <text:p>105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66" calcext:value-type="float">
            <text:p>105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8" calcext:value-type="float">
            <text:p>103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" calcext:value-type="float">
            <text:p>103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56" calcext:value-type="float">
            <text:p>105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31" calcext:value-type="float">
            <text:p>104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" calcext:value-type="float">
            <text:p>103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67" calcext:value-type="float">
            <text:p>104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7" calcext:value-type="float">
            <text:p>103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226:.J1259])" office:value-type="float" office:value="104.815" calcext:value-type="float">
            <text:p>104,82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213cm" svg:y="0.061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2cm" svg:x="27.327cm" svg:y="10.13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1cm" svg:x="27.171cm" svg:y="20.006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8"/>
        <table:table-column table:style-name="co12" table:default-cell-style-name="ce16"/>
        <table:table-column table:style-name="co12" table:default-cell-style-name="ce24"/>
        <table:table-column table:style-name="co12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89.82" calcext:value-type="float">
            <text:p>89,82</text:p>
          </table:table-cell>
          <table:table-cell table:style-name="ce19" office:value-type="float" office:value="94.82" calcext:value-type="float">
            <text:p>94,82</text:p>
          </table:table-cell>
          <table:table-cell table:style-name="ce19" office:value-type="float" office:value="93.08" calcext:value-type="float">
            <text:p>93,08</text:p>
          </table:table-cell>
          <table:table-cell table:style-name="ce26" office:value-type="float" office:value="88.54" calcext:value-type="float">
            <text:p>88,54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92.42" calcext:value-type="float">
            <text:p>92,42</text:p>
          </table:table-cell>
          <table:table-cell table:style-name="ce20" office:value-type="float" office:value="96.11" calcext:value-type="float">
            <text:p>96,11</text:p>
          </table:table-cell>
          <table:table-cell table:style-name="ce20" office:value-type="float" office:value="91.54" calcext:value-type="float">
            <text:p>91,54</text:p>
          </table:table-cell>
          <table:table-cell table:style-name="ce27" office:value-type="float" office:value="91.12" calcext:value-type="float">
            <text:p>91,12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99.84" calcext:value-type="float">
            <text:p>99,84</text:p>
          </table:table-cell>
          <table:table-cell table:style-name="ce20" office:value-type="float" office:value="95.28" calcext:value-type="float">
            <text:p>95,28</text:p>
          </table:table-cell>
          <table:table-cell table:style-name="ce20" office:value-type="float" office:value="99.77" calcext:value-type="float">
            <text:p>99,77</text:p>
          </table:table-cell>
          <table:table-cell table:style-name="ce27" office:value-type="float" office:value="98.56" calcext:value-type="float">
            <text:p>98,56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102.43" calcext:value-type="float">
            <text:p>102,43</text:p>
          </table:table-cell>
          <table:table-cell table:style-name="ce20" office:value-type="float" office:value="100.97" calcext:value-type="float">
            <text:p>100,97</text:p>
          </table:table-cell>
          <table:table-cell table:style-name="ce20" office:value-type="float" office:value="101.78" calcext:value-type="float">
            <text:p>101,78</text:p>
          </table:table-cell>
          <table:table-cell table:style-name="ce27" office:value-type="float" office:value="99.99" calcext:value-type="float">
            <text:p>99,99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109.02" calcext:value-type="float">
            <text:p>109,02</text:p>
          </table:table-cell>
          <table:table-cell table:style-name="ce20" office:value-type="float" office:value="106.61" calcext:value-type="float">
            <text:p>106,61</text:p>
          </table:table-cell>
          <table:table-cell table:style-name="ce20" office:value-type="float" office:value="106.33" calcext:value-type="float">
            <text:p>106,33</text:p>
          </table:table-cell>
          <table:table-cell table:style-name="ce27" office:value-type="float" office:value="106.76" calcext:value-type="float">
            <text:p>106,76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116.09" calcext:value-type="float">
            <text:p>116,09</text:p>
          </table:table-cell>
          <table:table-cell table:style-name="ce20" office:value-type="float" office:value="113.32" calcext:value-type="float">
            <text:p>113,32</text:p>
          </table:table-cell>
          <table:table-cell table:style-name="ce20" office:value-type="float" office:value="111.89" calcext:value-type="float">
            <text:p>111,89</text:p>
          </table:table-cell>
          <table:table-cell table:style-name="ce27" office:value-type="float" office:value="111.73" calcext:value-type="float">
            <text:p>111,73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123.83" calcext:value-type="float">
            <text:p>123,83</text:p>
          </table:table-cell>
          <table:table-cell table:style-name="ce21" office:value-type="float" office:value="120.01" calcext:value-type="float">
            <text:p>120,01</text:p>
          </table:table-cell>
          <table:table-cell table:style-name="ce21" office:value-type="float" office:value="118.31" calcext:value-type="float">
            <text:p>118,31</text:p>
          </table:table-cell>
          <table:table-cell table:style-name="ce28" office:value-type="float" office:value="118.83" calcext:value-type="float">
            <text:p>118,83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118.83" calcext:value-type="float">
            <text:p>118,8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118.31" calcext:value-type="float">
            <text:p>118,3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120.01" calcext:value-type="float">
            <text:p>120,0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23.83" calcext:value-type="float">
            <text:p>123,8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11.73" calcext:value-type="float">
            <text:p>111,7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111.89" calcext:value-type="float">
            <text:p>111,89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13.32" calcext:value-type="float">
            <text:p>113,3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16.09" calcext:value-type="float">
            <text:p>116,09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06.76" calcext:value-type="float">
            <text:p>106,7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06.33" calcext:value-type="float">
            <text:p>106,33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106.61" calcext:value-type="float">
            <text:p>106,6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109.02" calcext:value-type="float">
            <text:p>109,02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99.99" calcext:value-type="float">
            <text:p>99,99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0250501002004" calcext:value-type="float">
            <text:p>1,03</text:p>
          </table:table-cell>
          <table:table-cell table:style-name="ce19" table:formula="of:=[.F26]/[.E2]" office:value-type="float" office:value="0.970997679814385" calcext:value-type="float">
            <text:p>0,97</text:p>
          </table:table-cell>
          <table:table-cell table:style-name="ce19" table:formula="of:=[.F26]/[.F2]" office:value-type="float" office:value="0.989149119037387" calcext:value-type="float">
            <text:p>0,99</text:p>
          </table:table-cell>
          <table:table-cell table:style-name="ce26" table:formula="of:=[.F26]/[.G2]" office:value-type="float" office:value="1.03986898576914" calcext:value-type="float">
            <text:p>1,0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01.78" calcext:value-type="float">
            <text:p>101,78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36864315083315" calcext:value-type="float">
            <text:p>1,37</text:p>
          </table:table-cell>
          <table:table-cell table:style-name="ce20" table:formula="of:=[.F27]/[.E3]" office:value-type="float" office:value="1.31609613983977" calcext:value-type="float">
            <text:p>1,32</text:p>
          </table:table-cell>
          <table:table-cell table:style-name="ce20" table:formula="of:=[.F27]/[.F3]" office:value-type="float" office:value="1.38180030587721" calcext:value-type="float">
            <text:p>1,38</text:p>
          </table:table-cell>
          <table:table-cell table:style-name="ce27" table:formula="of:=[.F27]/[.G3]" office:value-type="float" office:value="1.38816944688323" calcext:value-type="float">
            <text:p>1,3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00.97" calcext:value-type="float">
            <text:p>100,97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27844551282051" calcext:value-type="float">
            <text:p>2,28</text:p>
          </table:table-cell>
          <table:table-cell table:style-name="ce20" table:formula="of:=[.F28]/[.E4]" office:value-type="float" office:value="2.38748950461797" calcext:value-type="float">
            <text:p>2,39</text:p>
          </table:table-cell>
          <table:table-cell table:style-name="ce20" table:formula="of:=[.F28]/[.F4]" office:value-type="float" office:value="2.2800441014333" calcext:value-type="float">
            <text:p>2,28</text:p>
          </table:table-cell>
          <table:table-cell table:style-name="ce27" table:formula="of:=[.F28]/[.G4]" office:value-type="float" office:value="2.30803571428571" calcext:value-type="float">
            <text:p>2,3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02.43" calcext:value-type="float">
            <text:p>102,43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7863907058479" calcext:value-type="float">
            <text:p>3,79</text:p>
          </table:table-cell>
          <table:table-cell table:style-name="ce20" table:formula="of:=[.F29]/[.E5]" office:value-type="float" office:value="3.84114093295038" calcext:value-type="float">
            <text:p>3,84</text:p>
          </table:table-cell>
          <table:table-cell table:style-name="ce20" table:formula="of:=[.F29]/[.F5]" office:value-type="float" office:value="3.81057182157595" calcext:value-type="float">
            <text:p>3,81</text:p>
          </table:table-cell>
          <table:table-cell table:style-name="ce27" table:formula="of:=[.F29]/[.G5]" office:value-type="float" office:value="3.87878787878788" calcext:value-type="float">
            <text:p>3,8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98.56" calcext:value-type="float">
            <text:p>98,5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58603925885159" calcext:value-type="float">
            <text:p>5,59</text:p>
          </table:table-cell>
          <table:table-cell table:style-name="ce20" table:formula="of:=[.F30]/[.E6]" office:value-type="float" office:value="5.71231591783135" calcext:value-type="float">
            <text:p>5,71</text:p>
          </table:table-cell>
          <table:table-cell table:style-name="ce20" table:formula="of:=[.F30]/[.F6]" office:value-type="float" office:value="5.72735822439575" calcext:value-type="float">
            <text:p>5,73</text:p>
          </table:table-cell>
          <table:table-cell table:style-name="ce27" table:formula="of:=[.F30]/[.G6]" office:value-type="float" office:value="5.70428999625328" calcext:value-type="float">
            <text:p>5,7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99.77" calcext:value-type="float">
            <text:p>99,77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7.67990352312861" calcext:value-type="float">
            <text:p>7,68</text:p>
          </table:table-cell>
          <table:table-cell table:style-name="ce20" table:formula="of:=[.F31]/[.E7]" office:value-type="float" office:value="7.86763148605718" calcext:value-type="float">
            <text:p>7,87</text:p>
          </table:table-cell>
          <table:table-cell table:style-name="ce20" table:formula="of:=[.F31]/[.F7]" office:value-type="float" office:value="7.96818303691125" calcext:value-type="float">
            <text:p>7,97</text:p>
          </table:table-cell>
          <table:table-cell table:style-name="ce27" table:formula="of:=[.F31]/[.G7]" office:value-type="float" office:value="7.97959366329544" calcext:value-type="float">
            <text:p>7,9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95.28" calcext:value-type="float">
            <text:p>95,28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10.0101752402487" calcext:value-type="float">
            <text:p>10,01</text:p>
          </table:table-cell>
          <table:table-cell table:style-name="ce21" table:formula="of:=[.F32]/[.E8]" office:value-type="float" office:value="10.3288059328389" calcext:value-type="float">
            <text:p>10,33</text:p>
          </table:table-cell>
          <table:table-cell table:style-name="ce21" table:formula="of:=[.F32]/[.F8]" office:value-type="float" office:value="10.4772208604514" calcext:value-type="float">
            <text:p>10,48</text:p>
          </table:table-cell>
          <table:table-cell table:style-name="ce28" table:formula="of:=[.F32]/[.G8]" office:value-type="float" office:value="10.4313725490196" calcext:value-type="float">
            <text:p>10,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99.84" calcext:value-type="float">
            <text:p>99,8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1.12" calcext:value-type="float">
            <text:p>91,1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1.54" calcext:value-type="float">
            <text:p>91,5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6.11" calcext:value-type="float">
            <text:p>96,1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2.42" calcext:value-type="float">
            <text:p>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88.54" calcext:value-type="float">
            <text:p>88,5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93.08" calcext:value-type="float">
            <text:p>93,0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4.82" calcext:value-type="float">
            <text:p>94,8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89.82" calcext:value-type="float">
            <text:p>89,82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 office:value-type="float" office:value="1267.58" calcext:value-type="float">
            <text:p>1267,58</text:p>
          </table:table-cell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 office:value-type="float" office:value="921.02" calcext:value-type="float">
            <text:p>921,02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5125250501002" calcext:value-type="float">
            <text:p>0,51</text:p>
          </table:table-cell>
          <table:table-cell table:style-name="ce19" table:formula="of:=[.I26]/[.I49]" office:value-type="float" office:value="0.242749419953596" calcext:value-type="float">
            <text:p>0,24</text:p>
          </table:table-cell>
          <table:table-cell table:style-name="ce19" table:formula="of:=[.J26]/[.J49]" office:value-type="float" office:value="0.164858186506231" calcext:value-type="float">
            <text:p>0,16</text:p>
          </table:table-cell>
          <table:table-cell table:style-name="ce26" table:formula="of:=[.K26]/[.K49]" office:value-type="float" office:value="0.129983623221143" calcext:value-type="float">
            <text:p>0,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 office:value-type="float" office:value="632.25" calcext:value-type="float">
            <text:p>632,25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684321575416577" calcext:value-type="float">
            <text:p>0,68</text:p>
          </table:table-cell>
          <table:table-cell table:style-name="ce20" table:formula="of:=[.I27]/[.I49]" office:value-type="float" office:value="0.329024034959942" calcext:value-type="float">
            <text:p>0,33</text:p>
          </table:table-cell>
          <table:table-cell table:style-name="ce20" table:formula="of:=[.J27]/[.J49]" office:value-type="float" office:value="0.230300050979535" calcext:value-type="float">
            <text:p>0,23</text:p>
          </table:table-cell>
          <table:table-cell table:style-name="ce27" table:formula="of:=[.K27]/[.K49]" office:value-type="float" office:value="0.173521180860404" calcext:value-type="float">
            <text:p>0,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 office:value-type="float" office:value="409.83" calcext:value-type="float">
            <text:p>409,83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13922275641026" calcext:value-type="float">
            <text:p>1,14</text:p>
          </table:table-cell>
          <table:table-cell table:style-name="ce20" table:formula="of:=[.I28]/[.I49]" office:value-type="float" office:value="0.596872376154492" calcext:value-type="float">
            <text:p>0,60</text:p>
          </table:table-cell>
          <table:table-cell table:style-name="ce20" table:formula="of:=[.J28]/[.J49]" office:value-type="float" office:value="0.380007350238883" calcext:value-type="float">
            <text:p>0,38</text:p>
          </table:table-cell>
          <table:table-cell table:style-name="ce27" table:formula="of:=[.K28]/[.K49]" office:value-type="float" office:value="0.288504464285714" calcext:value-type="float">
            <text:p>0,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 office:value-type="float" office:value="250.03" calcext:value-type="float">
            <text:p>250,03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89319535292395" calcext:value-type="float">
            <text:p>1,89</text:p>
          </table:table-cell>
          <table:table-cell table:style-name="ce20" table:formula="of:=[.I29]/[.I49]" office:value-type="float" office:value="0.960285233237595" calcext:value-type="float">
            <text:p>0,96</text:p>
          </table:table-cell>
          <table:table-cell table:style-name="ce20" table:formula="of:=[.J29]/[.J49]" office:value-type="float" office:value="0.635095303595991" calcext:value-type="float">
            <text:p>0,64</text:p>
          </table:table-cell>
          <table:table-cell table:style-name="ce27" table:formula="of:=[.K29]/[.K49]" office:value-type="float" office:value="0.484848484848485" calcext:value-type="float">
            <text:p>0,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 office:value-type="float" office:value="139" calcext:value-type="float">
            <text:p>139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79301962942579" calcext:value-type="float">
            <text:p>2,79</text:p>
          </table:table-cell>
          <table:table-cell table:style-name="ce20" table:formula="of:=[.I30]/[.I49]" office:value-type="float" office:value="1.42807897945784" calcext:value-type="float">
            <text:p>1,43</text:p>
          </table:table-cell>
          <table:table-cell table:style-name="ce20" table:formula="of:=[.J30]/[.J49]" office:value-type="float" office:value="0.954559704065958" calcext:value-type="float">
            <text:p>0,95</text:p>
          </table:table-cell>
          <table:table-cell table:style-name="ce27" table:formula="of:=[.K30]/[.K49]" office:value-type="float" office:value="0.71303624953166" calcext:value-type="float">
            <text:p>0,71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 office:value-type="float" office:value="104.82" calcext:value-type="float">
            <text:p>104,82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8399517615643" calcext:value-type="float">
            <text:p>3,84</text:p>
          </table:table-cell>
          <table:table-cell table:style-name="ce20" table:formula="of:=[.I31]/[.I49]" office:value-type="float" office:value="1.9669078715143" calcext:value-type="float">
            <text:p>1,97</text:p>
          </table:table-cell>
          <table:table-cell table:style-name="ce20" table:formula="of:=[.J31]/[.J49]" office:value-type="float" office:value="1.32803050615188" calcext:value-type="float">
            <text:p>1,33</text:p>
          </table:table-cell>
          <table:table-cell table:style-name="ce27" table:formula="of:=[.K31]/[.K49]" office:value-type="float" office:value="0.997449207911931" calcext:value-type="float">
            <text:p>1,0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5.00508762012436" calcext:value-type="float">
            <text:p>5,01</text:p>
          </table:table-cell>
          <table:table-cell table:style-name="ce21" table:formula="of:=[.I32]/[.I49]" office:value-type="float" office:value="2.58220148320973" calcext:value-type="float">
            <text:p>2,58</text:p>
          </table:table-cell>
          <table:table-cell table:style-name="ce21" table:formula="of:=[.J32]/[.J49]" office:value-type="float" office:value="1.74620347674189" calcext:value-type="float">
            <text:p>1,75</text:p>
          </table:table-cell>
          <table:table-cell table:style-name="ce28" table:formula="of:=[.K32]/[.K49]" office:value-type="float" office:value="1.30392156862745" calcext:value-type="float">
            <text:p>1,30</text:p>
          </table:table-cell>
        </table:table-row>
      </table:table>
      <table:named-expressions/>
      <table:database-ranges>
        <table:database-range table:name="__Anonymous_Sheet_DB__0" table:target-range-address="output_FN_32.B1:output_FN_32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13:58:21.0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8T19:40:55.819000000</dc:date>
    <meta:editing-duration>PT5H32M4S</meta:editing-duration>
    <meta:editing-cycles>1</meta:editing-cycles>
    <meta:document-statistic meta:table-count="2" meta:cell-count="537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59cm" svg:y="0.316cm" chart:style-name="ch2">
          <text:p>Find Nearest 32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89.82">
                <text:p>89.82</text:p>
                <draw:g>
                  <svg:desc>Graphics.D2:Graphics.D8</svg:desc>
                </draw:g>
              </table:table-cell>
              <table:table-cell office:value-type="float" office:value="94.82">
                <text:p>94.82</text:p>
                <draw:g>
                  <svg:desc>Graphics.E2:Graphics.E8</svg:desc>
                </draw:g>
              </table:table-cell>
              <table:table-cell office:value-type="float" office:value="93.08">
                <text:p>93.08</text:p>
                <draw:g>
                  <svg:desc>Graphics.F2:Graphics.F8</svg:desc>
                </draw:g>
              </table:table-cell>
              <table:table-cell office:value-type="float" office:value="88.54">
                <text:p>88.54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92.42">
                <text:p>92.42</text:p>
              </table:table-cell>
              <table:table-cell office:value-type="float" office:value="96.11">
                <text:p>96.11</text:p>
              </table:table-cell>
              <table:table-cell office:value-type="float" office:value="91.54">
                <text:p>91.54</text:p>
              </table:table-cell>
              <table:table-cell office:value-type="float" office:value="91.12">
                <text:p>91.1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99.84">
                <text:p>99.84</text:p>
              </table:table-cell>
              <table:table-cell office:value-type="float" office:value="95.28">
                <text:p>95.28</text:p>
              </table:table-cell>
              <table:table-cell office:value-type="float" office:value="99.77">
                <text:p>99.77</text:p>
              </table:table-cell>
              <table:table-cell office:value-type="float" office:value="98.56">
                <text:p>98.5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102.43">
                <text:p>102.43</text:p>
              </table:table-cell>
              <table:table-cell office:value-type="float" office:value="100.97">
                <text:p>100.97</text:p>
              </table:table-cell>
              <table:table-cell office:value-type="float" office:value="101.78">
                <text:p>101.78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109.02">
                <text:p>109.02</text:p>
              </table:table-cell>
              <table:table-cell office:value-type="float" office:value="106.61">
                <text:p>106.61</text:p>
              </table:table-cell>
              <table:table-cell office:value-type="float" office:value="106.33">
                <text:p>106.33</text:p>
              </table:table-cell>
              <table:table-cell office:value-type="float" office:value="106.76">
                <text:p>106.7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116.09">
                <text:p>116.09</text:p>
              </table:table-cell>
              <table:table-cell office:value-type="float" office:value="113.32">
                <text:p>113.32</text:p>
              </table:table-cell>
              <table:table-cell office:value-type="float" office:value="111.89">
                <text:p>111.89</text:p>
              </table:table-cell>
              <table:table-cell office:value-type="float" office:value="111.73">
                <text:p>111.7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123.83">
                <text:p>123.83</text:p>
              </table:table-cell>
              <table:table-cell office:value-type="float" office:value="120.01">
                <text:p>120.01</text:p>
              </table:table-cell>
              <table:table-cell office:value-type="float" office:value="118.31">
                <text:p>118.31</text:p>
              </table:table-cell>
              <table:table-cell office:value-type="float" office:value="118.83">
                <text:p>118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bar" chart:style-name="ch1">
        <chart:title svg:x="4.826cm" svg:y="0.315cm" chart:style-name="ch2">
          <text:p>Find Nearest 32 batches Gain</text:p>
        </chart:title>
        <chart:legend chart:legend-position="end" svg:x="15.054cm" svg:y="3.438cm" style:legend-expansion="high" chart:style-name="ch3"/>
        <chart:plot-area chart:style-name="ch4" table:cell-range-address="Graphics.E25:Graphics.E32 Graphics.H25:Graphics.K32" chart:data-source-has-labels="both" svg:x="1.321cm" svg:y="1.299cm" svg:width="13.413cm" svg:height="6.544cm">
          <chart:coordinate-region svg:x="1.953cm" svg:y="1.501cm" svg:width="12.781cm" svg:height="5.689cm"/>
          <chart:axis chart:dimension="x" chart:name="primary-x" chart:style-name="ch5" chartooo:axis-type="auto">
            <chartooo:date-scale/>
            <chart:title svg:x="7.61cm" svg:y="8.022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5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0250501002004">
                <text:p>1.0250501002004</text:p>
                <draw:g>
                  <svg:desc>Graphics.H26:Graphics.H32</svg:desc>
                </draw:g>
              </table:table-cell>
              <table:table-cell office:value-type="float" office:value="0.970997679814385">
                <text:p>0.970997679814385</text:p>
                <draw:g>
                  <svg:desc>Graphics.I26:Graphics.I32</svg:desc>
                </draw:g>
              </table:table-cell>
              <table:table-cell office:value-type="float" office:value="0.989149119037387">
                <text:p>0.989149119037387</text:p>
                <draw:g>
                  <svg:desc>Graphics.J26:Graphics.J32</svg:desc>
                </draw:g>
              </table:table-cell>
              <table:table-cell office:value-type="float" office:value="1.03986898576914">
                <text:p>1.03986898576914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36864315083315">
                <text:p>1.36864315083315</text:p>
              </table:table-cell>
              <table:table-cell office:value-type="float" office:value="1.31609613983977">
                <text:p>1.31609613983977</text:p>
              </table:table-cell>
              <table:table-cell office:value-type="float" office:value="1.38180030587721">
                <text:p>1.38180030587721</text:p>
              </table:table-cell>
              <table:table-cell office:value-type="float" office:value="1.38816944688323">
                <text:p>1.3881694468832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27844551282051">
                <text:p>2.27844551282051</text:p>
              </table:table-cell>
              <table:table-cell office:value-type="float" office:value="2.38748950461797">
                <text:p>2.38748950461797</text:p>
              </table:table-cell>
              <table:table-cell office:value-type="float" office:value="2.2800441014333">
                <text:p>2.2800441014333</text:p>
              </table:table-cell>
              <table:table-cell office:value-type="float" office:value="2.30803571428571">
                <text:p>2.3080357142857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7863907058479">
                <text:p>3.7863907058479</text:p>
              </table:table-cell>
              <table:table-cell office:value-type="float" office:value="3.84114093295038">
                <text:p>3.84114093295038</text:p>
              </table:table-cell>
              <table:table-cell office:value-type="float" office:value="3.81057182157595">
                <text:p>3.81057182157595</text:p>
              </table:table-cell>
              <table:table-cell office:value-type="float" office:value="3.87878787878788">
                <text:p>3.8787878787878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58603925885159">
                <text:p>5.58603925885159</text:p>
              </table:table-cell>
              <table:table-cell office:value-type="float" office:value="5.71231591783135">
                <text:p>5.71231591783135</text:p>
              </table:table-cell>
              <table:table-cell office:value-type="float" office:value="5.72735822439575">
                <text:p>5.72735822439575</text:p>
              </table:table-cell>
              <table:table-cell office:value-type="float" office:value="5.70428999625328">
                <text:p>5.7042899962532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67990352312861">
                <text:p>7.67990352312861</text:p>
              </table:table-cell>
              <table:table-cell office:value-type="float" office:value="7.86763148605718">
                <text:p>7.86763148605718</text:p>
              </table:table-cell>
              <table:table-cell office:value-type="float" office:value="7.96818303691125">
                <text:p>7.96818303691125</text:p>
              </table:table-cell>
              <table:table-cell office:value-type="float" office:value="7.97959366329544">
                <text:p>7.9795936632954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0.0101752402487">
                <text:p>10.0101752402487</text:p>
              </table:table-cell>
              <table:table-cell office:value-type="float" office:value="10.3288059328389">
                <text:p>10.3288059328389</text:p>
              </table:table-cell>
              <table:table-cell office:value-type="float" office:value="10.4772208604514">
                <text:p>10.4772208604514</text:p>
              </table:table-cell>
              <table:table-cell office:value-type="float" office:value="10.4313725490196">
                <text:p>10.4313725490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bar" chart:style-name="ch1">
        <chart:title svg:x="4.329cm" svg:y="0.315cm" chart:style-name="ch2">
          <text:p>Find Nearest 32 batches Efficiency</text:p>
        </chart:title>
        <chart:legend chart:legend-position="end" svg:x="15.054cm" svg:y="3.438cm" style:legend-expansion="high" chart:style-name="ch3"/>
        <chart:plot-area chart:style-name="ch4" table:cell-range-address="Graphics.E49:Graphics.E56 Graphics.H49:Graphics.K56" chart:data-source-has-labels="both" svg:x="1.321cm" svg:y="1.299cm" svg:width="13.413cm" svg:height="6.543cm">
          <chart:coordinate-region svg:x="1.763cm" svg:y="1.501cm" svg:width="12.971cm" svg:height="5.688cm"/>
          <chart:axis chart:dimension="x" chart:name="primary-x" chart:style-name="ch5" chartooo:axis-type="auto">
            <chartooo:date-scale/>
            <chart:title svg:x="7.61cm" svg:y="8.021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05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5125250501002">
                <text:p>0.5125250501002</text:p>
                <draw:g>
                  <svg:desc>Graphics.H50:Graphics.H56</svg:desc>
                </draw:g>
              </table:table-cell>
              <table:table-cell office:value-type="float" office:value="0.242749419953596">
                <text:p>0.242749419953596</text:p>
                <draw:g>
                  <svg:desc>Graphics.I50:Graphics.I56</svg:desc>
                </draw:g>
              </table:table-cell>
              <table:table-cell office:value-type="float" office:value="0.164858186506231">
                <text:p>0.164858186506231</text:p>
                <draw:g>
                  <svg:desc>Graphics.J50:Graphics.J56</svg:desc>
                </draw:g>
              </table:table-cell>
              <table:table-cell office:value-type="float" office:value="0.129983623221143">
                <text:p>0.129983623221143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84321575416577">
                <text:p>0.684321575416577</text:p>
              </table:table-cell>
              <table:table-cell office:value-type="float" office:value="0.329024034959942">
                <text:p>0.329024034959942</text:p>
              </table:table-cell>
              <table:table-cell office:value-type="float" office:value="0.230300050979535">
                <text:p>0.230300050979535</text:p>
              </table:table-cell>
              <table:table-cell office:value-type="float" office:value="0.173521180860404">
                <text:p>0.17352118086040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13922275641026">
                <text:p>1.13922275641026</text:p>
              </table:table-cell>
              <table:table-cell office:value-type="float" office:value="0.596872376154492">
                <text:p>0.596872376154492</text:p>
              </table:table-cell>
              <table:table-cell office:value-type="float" office:value="0.380007350238883">
                <text:p>0.380007350238883</text:p>
              </table:table-cell>
              <table:table-cell office:value-type="float" office:value="0.288504464285714">
                <text:p>0.28850446428571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89319535292395">
                <text:p>1.89319535292395</text:p>
              </table:table-cell>
              <table:table-cell office:value-type="float" office:value="0.960285233237595">
                <text:p>0.960285233237595</text:p>
              </table:table-cell>
              <table:table-cell office:value-type="float" office:value="0.635095303595991">
                <text:p>0.635095303595991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79301962942579">
                <text:p>2.79301962942579</text:p>
              </table:table-cell>
              <table:table-cell office:value-type="float" office:value="1.42807897945784">
                <text:p>1.42807897945784</text:p>
              </table:table-cell>
              <table:table-cell office:value-type="float" office:value="0.954559704065958">
                <text:p>0.954559704065958</text:p>
              </table:table-cell>
              <table:table-cell office:value-type="float" office:value="0.71303624953166">
                <text:p>0.7130362495316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8399517615643">
                <text:p>3.8399517615643</text:p>
              </table:table-cell>
              <table:table-cell office:value-type="float" office:value="1.9669078715143">
                <text:p>1.9669078715143</text:p>
              </table:table-cell>
              <table:table-cell office:value-type="float" office:value="1.32803050615188">
                <text:p>1.32803050615188</text:p>
              </table:table-cell>
              <table:table-cell office:value-type="float" office:value="0.997449207911931">
                <text:p>0.99744920791193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5.00508762012436">
                <text:p>5.00508762012436</text:p>
              </table:table-cell>
              <table:table-cell office:value-type="float" office:value="2.58220148320973">
                <text:p>2.58220148320973</text:p>
              </table:table-cell>
              <table:table-cell office:value-type="float" office:value="1.74620347674189">
                <text:p>1.74620347674189</text:p>
              </table:table-cell>
              <table:table-cell office:value-type="float" office:value="1.30392156862745">
                <text:p>1.30392156862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